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900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900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900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900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900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900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900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900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900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900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900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900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900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900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900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900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900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carlet De Los Angeles Jimenez Pére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7612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y Milka Pèrez Jimè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33881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2.6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80" meta:character-count="1171" meta:non-whitespace-character-count="1001"/>
    <meta:template xlink:type="simple" xlink:actuate="onRequest" xlink:title="Normal" xlink:href=""/>
  </office:meta>
</office:document-meta>
</file>